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6CD2B59BC8863F1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CD2B59BC8863F16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De opstanding</text:span></text:p>
            <text:p text:style-name="P3"><text:span text:style-name="T2">(Johannes 19:38–20:18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9:02.374000000</dc:date>
    <meta:editing-duration>PT2H26M1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